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JECTION (60:1-5, 10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JECTION (60:1-5, 10-12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ain (60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ain (60:1-3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You have split open our land (60:1-2, 10-1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You have been very hard on us (60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You have rejected us (60:11-12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REJECTION (60:1-5, 10-12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ain (60:1-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rospect (60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60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HE REJECTION (60:1-5, 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REQUEST (60:5-1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QUEST (60:5-12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lea (60:5, 11-1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mise (60:6-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erplexity (60:9-1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6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JECTION (60:1-5, 10-1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QUEST (60:5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0 </dc:title>
    <meta:initial-creator>David STRICKLAND</meta:initial-creator>
    <dc:creator>David STRICKLAND</dc:creator>
    <meta:creation-date>2020-02-22T17:38:28Z</meta:creation-date>
    <dc:date>2020-02-22T17:38:28Z</dc:date>
    <meta:template xlink:href="BibleStudy" xlink:type="simple"/>
    <meta:editing-cycles>1</meta:editing-cycles>
    <meta:editing-duration>PT0S</meta:editing-duration>
    <meta:document-statistic meta:paragraph-count="21" meta:word-count="131"/>
  </office:meta>
</office:document-meta>
</file>